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0f4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a xlink:type="simple" xlink:href="https://coderprog.com/ultimate-javascript-objects/1de" text:style-name="Internet_20_link" text:visited-style-name="Visited_20_Internet_20_Link"><text:span text:style-name="T61">1</text:span></text:a><text:span text:style-name="T61">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8:38:46.954490717</dc:date>
    <meta:editing-duration>PT12H8M13S</meta:editing-duration>
    <meta:editing-cycles>246</meta:editing-cycles>
    <meta:document-statistic meta:table-count="0" meta:image-count="0" meta:object-count="0" meta:page-count="3" meta:paragraph-count="94" meta:word-count="97" meta:character-count="5152" meta:non-whitespace-character-count="5146"/>
  </office:meta>
</office:document-meta>
</file>